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S 451 : Distributed Systems<text:line-break/>Course Project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 text:style-name="P1"><text:span text:style-name="T1">Team Members :</text:span></text:p>
            <text:p text:style-name="P1"><text:span text:style-name="T1">1. Sagar Jha – 110100024</text:span></text:p>
            <text:p text:style-name="P1"><text:span text:style-name="T1">2. Rohan Gyani – 110040001</text:span></text:p>
            <text:p text:style-name="P1"><text:span text:style-name="T1">3. Abhishek Gupta - 110040067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Specific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Infrastructure + Application Project</text:p>
              </text:list-item>
              <text:list-item>
                <text:p>Implementation of Key-Value Store : Simplified version of Cassandra</text:p>
              </text:list-item>
              <text:list-item>
                <text:p>Messaging Application on top of Cassandra (basically for testing and performance analysis)</text:p>
              </text:list-item>
              <text:list-item>
                <text:p>Performance Analysis (Optional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ality Supported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Cassandra</text:p>
              </text:list-header>
              <text:list-item>
                <text:p>Get (table, key, supercolumn)</text:p>
              </text:list-item>
              <text:list-item>
                <text:p>Insert (table, key, supercolumn, column)</text:p>
                <text:p/>
                <text:p>Messsaging App</text:p>
              </text:list-item>
              <text:list-item>
                <text:p>Send : Send message to a friend</text:p>
              </text:list-item>
              <text:list-item>
                <text:p>Interaction Search : Display the history of messages with a particular person</text:p>
              </text:list-item>
              <text:list-item>
                <text:p>Term Search : Display messages that match a particular keywo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5T09:34:50.401769691</meta:creation-date>
    <dc:date>2015-05-05T09:52:10.187953644</dc:date>
    <meta:editing-duration>PT2M9S</meta:editing-duration>
    <meta:editing-cycles>1</meta:editing-cycles>
    <meta:document-statistic meta:object-count="33"/>
    <meta:generator>LibreOffice/4.3.7.2$Linux_x86 LibreOffice_project/430m0$Build-2</meta:generator>
  </office:meta>
</office:document-meta>
</file>